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automatic-styles>
    <style:style style:name="P1" style:family="paragraph" style:parent-style-name="Heading_20_1">
      <style:text-properties officeooo:rsid="001ff474" officeooo:paragraph-rsid="001ff474"/>
    </style:style>
    <style:style style:name="P2" style:family="paragraph" style:parent-style-name="Heading_20_1">
      <style:text-properties officeooo:rsid="0021d5f3" officeooo:paragraph-rsid="0021d5f3"/>
    </style:style>
    <style:style style:name="P3" style:family="paragraph" style:parent-style-name="Text_20_body">
      <style:text-properties officeooo:rsid="001ff474" officeooo:paragraph-rsid="001ff474"/>
    </style:style>
    <style:style style:name="P4" style:family="paragraph" style:parent-style-name="Text_20_body">
      <style:text-properties officeooo:rsid="0021d5f3" officeooo:paragraph-rsid="0021d5f3"/>
    </style:style>
    <style:style style:name="T1" style:family="text">
      <style:text-properties officeooo:rsid="001ff474"/>
    </style:style>
    <style:style style:name="T2" style:family="text">
      <style:text-properties fo:font-variant="normal" fo:text-transform="none" fo:color="#374151" loext:opacity="100%" style:font-name="S hne" fo:font-size="9.60000038146973pt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<text:tab/><text:span text:style-name="T1">I PLC: </text:span></text:p>
      <text:p text:style-name="Subtitle"><text:tab/><text:span text:style-name="T1">Ricerca sui PLC di sistemi a cura di Simone Fusar Bassini di 3IC</text:span></text:p>
      <text:p text:style-name="P3">PLC= CONTROLLER PROGRAMMABILE LOGICAMENTE</text:p>
      <text:h text:style-name="P1" text:outline-level="1">FUNZIONE PRINCIPALE</text:h>
      <text:p text:style-name="P3">I plc sono progettati per eseguire funzioni come il controllo su macchinari , tipo linee di produzione e processi industriali.</text:p>
      <text:h text:style-name="P2" text:outline-level="1">PROGRAMMAZIONE</text:h>
      <text:p text:style-name="P4">Bigogna dare istruzioni ai plc su come agire con i sensori e attuatori</text:p>
      <text:h text:style-name="P2" text:outline-level="1">INPUT/ OUTPUT</text:h>
      <text:p text:style-name="P4">Si interfacciano col mondo esterno atttraverso input e output , input per collegarsi a sensori ,output generati <text:s/>per controllare dispositivi esterni </text:p>
      <text:h text:style-name="P2" text:outline-level="1">SICUREZZA</text:h>
      <text:p text:style-name="P4">Devono includere funzionalità di sicurezza per prevenire sitauzioni pericolose</text:p>
      <text:h text:style-name="P2" text:outline-level="1">DURABILITY</text:h>
      <text:p text:style-name="P4">Devono superare diverse condizioni ambientali anche difficili</text:p>
      <text:h text:style-name="P2" text:outline-level="1">APPLICAZIONI</text:h>
      <text:p text:style-name="P4">Sono utilizzati molto in industrie, anche chimiche per esempio</text:p>
      <text:h text:style-name="P2" text:outline-level="1">EVOLUZIONE</text:h>
      <text:p text:style-name="P4">Sono utilizzati per esempio nell’ ambito ad esempio dell’ Iot</text:p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 hne" svg:font-family="'S hne', ui-sans-serif, system-ui, apple-system, 'Segoe UI', Roboto, Ubuntu, Cantarell, 'Noto Sans', sans-serif, 'Helvetica Neue', Arial, 'Apple Color Emoji', 'Segoe UI Emoji', 'Segoe UI Symbol', 'Noto Color Emoji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14T12:29:44.719000000</meta:creation-date>
    <dc:date>2023-10-14T12:44:12.892000000</dc:date>
    <meta:editing-duration>PT14M29S</meta:editing-duration>
    <meta:editing-cycles>2</meta:editing-cycles>
    <meta:generator>LibreOffice/7.4.2.3$Windows_X86_64 LibreOffice_project/382eef1f22670f7f4118c8c2dd222ec7ad009daf</meta:generator>
    <meta:document-statistic meta:table-count="0" meta:image-count="0" meta:object-count="0" meta:page-count="1" meta:paragraph-count="17" meta:word-count="117" meta:character-count="808" meta:non-whitespace-character-count="703"/>
  </office:meta>
</office:document-meta>
</file>